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ServerImpl.invoke( MessageContext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erverImpl.setSecurityProvider( final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apServerImpl.setTransportName( final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apServerImpl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ServerImpl.setServerConfig( final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ServerImpl.getEngin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ServerImpl.star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apServerImpl.debugMessageContext( final Messag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apServerImpl.setJWSDir( final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apServerImpl.contextualize( final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erverImpl.configure( final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apServerImpl.sto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apServerImpl.setManagedServices( final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oapServerImpl.createMessageContext( HttpServletRequest req , HttpServletResponse res , ServletContext c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oapServerImpl.createEng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apServerImpl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ServerImpl.setAttachmentDir( final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